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Health domain r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l Authority</text:p>
          </table:table-cell>
          <table:table-cell office:value-type="string" calcext:value-type="string">
            <text:p>Number of Data Zo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Data Zones</text:p>
          </table:table-cell>
          <table:table-cell office:value-type="string" calcext:value-type="string">
            <text:p><text:s/>5% most deprived </text:p>
          </table:table-cell>
          <table:table-cell office:value-type="string" calcext:value-type="string">
            <text:p>local share</text:p>
          </table:table-cell>
          <table:table-cell office:value-type="string" calcext:value-type="string">
            <text:p>national share</text:p>
          </table:table-cell>
        </table:table-row>
        <table:table-row table:style-name="ro1">
          <table:table-cell office:value-type="string" calcext:value-type="string">
            <text:p>Glasgow City</text:p>
          </table:table-cell>
          <table:table-cell office:value-type="float" office:value="746" calcext:value-type="float">
            <text:p>746</text:p>
          </table:table-cell>
          <table:table-cell office:value-type="float" office:value="159" calcext:value-type="float">
            <text:p>159</text:p>
          </table:table-cell>
          <table:table-cell table:formula="of:=([.C4]/[.B4])*100" office:value-type="float" office:value="21.313672922252" calcext:value-type="float">
            <text:p>21.313672922252</text:p>
          </table:table-cell>
          <table:table-cell table:formula="of:=([.C4]/[.$C$36])*100" office:value-type="float" office:value="45.6896551724138" calcext:value-type="float">
            <text:p>45.6896551724138</text:p>
          </table:table-cell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formula="of:=([.C5]/[.B5])*100" office:value-type="float" office:value="11.4035087719298" calcext:value-type="float">
            <text:p>11.4035087719298</text:p>
          </table:table-cell>
          <table:table-cell table:formula="of:=([.C5]/[.$C$36])*100" office:value-type="float" office:value="3.73563218390805" calcext:value-type="float">
            <text:p>3.73563218390805</text:p>
          </table:table-cell>
        </table:table-row>
        <table:table-row table:style-name="ro1">
          <table:table-cell office:value-type="string" calcext:value-type="string">
            <text:p>Dundee City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table:formula="of:=([.C6]/[.B6])*100" office:value-type="float" office:value="10.1063829787234" calcext:value-type="float">
            <text:p>10.1063829787234</text:p>
          </table:table-cell>
          <table:table-cell table:formula="of:=([.C6]/[.$C$36])*100" office:value-type="float" office:value="5.45977011494253" calcext:value-type="float">
            <text:p>5.45977011494253</text:p>
          </table:table-cell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table:formula="of:=([.C7]/[.B7])*100" office:value-type="float" office:value="8.60215053763441" calcext:value-type="float">
            <text:p>8.60215053763441</text:p>
          </table:table-cell>
          <table:table-cell table:formula="of:=([.C7]/[.$C$36])*100" office:value-type="float" office:value="4.59770114942529" calcext:value-type="float">
            <text:p>4.59770114942529</text:p>
          </table:table-cell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table:formula="of:=([.C8]/[.B8])*100" office:value-type="float" office:value="7.55555555555556" calcext:value-type="float">
            <text:p>7.55555555555556</text:p>
          </table:table-cell>
          <table:table-cell table:formula="of:=([.C8]/[.$C$36])*100" office:value-type="float" office:value="4.88505747126437" calcext:value-type="float">
            <text:p>4.88505747126437</text:p>
          </table:table-cell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table:formula="of:=([.C9]/[.B9])*100" office:value-type="float" office:value="6.74846625766871" calcext:value-type="float">
            <text:p>6.74846625766871</text:p>
          </table:table-cell>
          <table:table-cell table:formula="of:=([.C9]/[.$C$36])*100" office:value-type="float" office:value="3.16091954022989" calcext:value-type="float">
            <text:p>3.16091954022989</text:p>
          </table:table-cell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table:formula="of:=([.C10]/[.B10])*100" office:value-type="float" office:value="6.5359477124183" calcext:value-type="float">
            <text:p>6.5359477124183</text:p>
          </table:table-cell>
          <table:table-cell table:formula="of:=([.C10]/[.$C$36])*100" office:value-type="float" office:value="2.8735632183908" calcext:value-type="float">
            <text:p>2.8735632183908</text:p>
          </table:table-cell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447" calcext:value-type="float">
            <text:p>447</text:p>
          </table:table-cell>
          <table:table-cell office:value-type="float" office:value="28" calcext:value-type="float">
            <text:p>28</text:p>
          </table:table-cell>
          <table:table-cell table:formula="of:=([.C11]/[.B11])*100" office:value-type="float" office:value="6.26398210290828" calcext:value-type="float">
            <text:p>6.26398210290828</text:p>
          </table:table-cell>
          <table:table-cell table:formula="of:=([.C11]/[.$C$36])*100" office:value-type="float" office:value="8.04597701149425" calcext:value-type="float">
            <text:p>8.04597701149425</text:p>
          </table:table-cell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431" calcext:value-type="float">
            <text:p>431</text:p>
          </table:table-cell>
          <table:table-cell office:value-type="float" office:value="19" calcext:value-type="float">
            <text:p>19</text:p>
          </table:table-cell>
          <table:table-cell table:formula="of:=([.C12]/[.B12])*100" office:value-type="float" office:value="4.40835266821346" calcext:value-type="float">
            <text:p>4.40835266821346</text:p>
          </table:table-cell>
          <table:table-cell table:formula="of:=([.C12]/[.$C$36])*100" office:value-type="float" office:value="5.45977011494253" calcext:value-type="float">
            <text:p>5.45977011494253</text:p>
          </table:table-cell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formula="of:=([.C13]/[.B13])*100" office:value-type="float" office:value="4.13223140495868" calcext:value-type="float">
            <text:p>4.13223140495868</text:p>
          </table:table-cell>
          <table:table-cell table:formula="of:=([.C13]/[.$C$36])*100" office:value-type="float" office:value="1.4367816091954" calcext:value-type="float">
            <text:p>1.4367816091954</text:p>
          </table:table-cell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([.C14]/[.B14])*100" office:value-type="float" office:value="2.77777777777778" calcext:value-type="float">
            <text:p>2.77777777777778</text:p>
          </table:table-cell>
          <table:table-cell table:formula="of:=([.C14]/[.$C$36])*100" office:value-type="float" office:value="0.574712643678161" calcext:value-type="float">
            <text:p>0.574712643678161</text:p>
          </table:table-cell>
        </table:table-row>
        <table:table-row table:style-name="ro1">
          <table:table-cell office:value-type="string" calcext:value-type="string">
            <text:p>Argyll and Bute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([.C15]/[.B15])*100" office:value-type="float" office:value="2.4" calcext:value-type="float">
            <text:p>2.4</text:p>
          </table:table-cell>
          <table:table-cell table:formula="of:=([.C15]/[.$C$36])*100" office:value-type="float" office:value="0.862068965517241" calcext:value-type="float">
            <text:p>0.862068965517241</text:p>
          </table:table-cell>
        </table:table-row>
        <table:table-row table:style-name="ro1">
          <table:table-cell office:value-type="string" calcext:value-type="string">
            <text:p>West Lothian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([.C16]/[.B16])*100" office:value-type="float" office:value="2.09205020920502" calcext:value-type="float">
            <text:p>2.09205020920502</text:p>
          </table:table-cell>
          <table:table-cell table:formula="of:=([.C16]/[.$C$36])*100" office:value-type="float" office:value="1.4367816091954" calcext:value-type="float">
            <text:p>1.4367816091954</text:p>
          </table:table-cell>
        </table:table-row>
        <table:table-row table:style-name="ro1">
          <table:table-cell office:value-type="string" calcext:value-type="string">
            <text:p>City of Edinburgh</text:p>
          </table:table-cell>
          <table:table-cell office:value-type="float" office:value="597" calcext:value-type="float">
            <text:p>597</text:p>
          </table:table-cell>
          <table:table-cell office:value-type="float" office:value="12" calcext:value-type="float">
            <text:p>12</text:p>
          </table:table-cell>
          <table:table-cell table:formula="of:=([.C17]/[.B17])*100" office:value-type="float" office:value="2.01005025125628" calcext:value-type="float">
            <text:p>2.01005025125628</text:p>
          </table:table-cell>
          <table:table-cell table:formula="of:=([.C17]/[.$C$36])*100" office:value-type="float" office:value="3.44827586206897" calcext:value-type="float">
            <text:p>3.44827586206897</text:p>
          </table:table-cell>
        </table:table-row>
        <table:table-row table:style-name="ro1">
          <table:table-cell office:value-type="string" calcext:value-type="string">
            <text:p>Dumfries and Galloway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formula="of:=([.C18]/[.B18])*100" office:value-type="float" office:value="1.99004975124378" calcext:value-type="float">
            <text:p>1.99004975124378</text:p>
          </table:table-cell>
          <table:table-cell table:formula="of:=([.C18]/[.$C$36])*100" office:value-type="float" office:value="1.14942528735632" calcext:value-type="float">
            <text:p>1.14942528735632</text:p>
          </table:table-cell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table:formula="of:=([.C19]/[.B19])*100" office:value-type="float" office:value="1.86915887850467" calcext:value-type="float">
            <text:p>1.86915887850467</text:p>
          </table:table-cell>
          <table:table-cell table:formula="of:=([.C19]/[.$C$36])*100" office:value-type="float" office:value="1.14942528735632" calcext:value-type="float">
            <text:p>1.14942528735632</text:p>
          </table:table-cell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formula="of:=([.C20]/[.B20])*100" office:value-type="float" office:value="1.65289256198347" calcext:value-type="float">
            <text:p>1.65289256198347</text:p>
          </table:table-cell>
          <table:table-cell table:formula="of:=([.C20]/[.$C$36])*100" office:value-type="float" office:value="0.574712643678161" calcext:value-type="float">
            <text:p>0.574712643678161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  <table:table-cell table:formula="of:=([.C21]/[.B21])*100" office:value-type="float" office:value="1.61943319838057" calcext:value-type="float">
            <text:p>1.61943319838057</text:p>
          </table:table-cell>
          <table:table-cell table:formula="of:=([.C21]/[.$C$36])*100" office:value-type="float" office:value="2.29885057471264" calcext:value-type="float">
            <text:p>2.29885057471264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table:formula="of:=([.C22]/[.B22])*100" office:value-type="float" office:value="1.6025641025641" calcext:value-type="float">
            <text:p>1.6025641025641</text:p>
          </table:table-cell>
          <table:table-cell table:formula="of:=([.C22]/[.$C$36])*100" office:value-type="float" office:value="1.4367816091954" calcext:value-type="float">
            <text:p>1.4367816091954</text:p>
          </table:table-cell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([.C23]/[.B23])*100" office:value-type="float" office:value="0.819672131147541" calcext:value-type="float">
            <text:p>0.819672131147541</text:p>
          </table:table-cell>
          <table:table-cell table:formula="of:=([.C23]/[.$C$36])*100" office:value-type="float" office:value="0.28735632183908" calcext:value-type="float">
            <text:p>0.28735632183908</text:p>
          </table:table-cell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([.C24]/[.B24])*100" office:value-type="float" office:value="0.793650793650794" calcext:value-type="float">
            <text:p>0.793650793650794</text:p>
          </table:table-cell>
          <table:table-cell table:formula="of:=([.C24]/[.$C$36])*100" office:value-type="float" office:value="0.28735632183908" calcext:value-type="float">
            <text:p>0.28735632183908</text:p>
          </table:table-cell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([.C25]/[.B25])*100" office:value-type="float" office:value="0.769230769230769" calcext:value-type="float">
            <text:p>0.769230769230769</text:p>
          </table:table-cell>
          <table:table-cell table:formula="of:=([.C25]/[.$C$36])*100" office:value-type="float" office:value="0.28735632183908" calcext:value-type="float">
            <text:p>0.28735632183908</text:p>
          </table:table-cell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formula="of:=([.C26]/[.B26])*100" office:value-type="float" office:value="0.699300699300699" calcext:value-type="float">
            <text:p>0.699300699300699</text:p>
          </table:table-cell>
          <table:table-cell table:formula="of:=([.C26]/[.$C$36])*100" office:value-type="float" office:value="0.28735632183908" calcext:value-type="float">
            <text:p>0.28735632183908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formula="of:=([.C27]/[.B27])*100" office:value-type="float" office:value="0.645161290322581" calcext:value-type="float">
            <text:p>0.645161290322581</text:p>
          </table:table-cell>
          <table:table-cell table:formula="of:=([.C27]/[.$C$36])*100" office:value-type="float" office:value="0.28735632183908" calcext:value-type="float">
            <text:p>0.28735632183908</text:p>
          </table:table-cell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formula="of:=([.C28]/[.B28])*100" office:value-type="float" office:value="0.537634408602151" calcext:value-type="float">
            <text:p>0.537634408602151</text:p>
          </table:table-cell>
          <table:table-cell table:formula="of:=([.C28]/[.$C$36])*100" office:value-type="float" office:value="0.28735632183908" calcext:value-type="float">
            <text:p>0.28735632183908</text:p>
          </table:table-cell>
        </table:table-row>
        <table:table-row table:style-name="ro1">
          <table:table-cell office:value-type="string" calcext:value-type="string">
            <text:p>Aberdeen City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formula="of:=([.C29]/[.B29])*100" office:value-type="float" office:value="0" calcext:value-type="float">
            <text:p>0</text:p>
          </table:table-cell>
          <table:table-cell table:formula="of:=([.C29]/[.$C$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([.C30]/[.B30])*100" office:value-type="float" office:value="0" calcext:value-type="float">
            <text:p>0</text:p>
          </table:table-cell>
          <table:table-cell table:formula="of:=([.C30]/[.$C$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Lothia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([.C31]/[.B31])*100" office:value-type="float" office:value="0" calcext:value-type="float">
            <text:p>0</text:p>
          </table:table-cell>
          <table:table-cell table:formula="of:=([.C31]/[.$C$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 h-Eileanan an Ia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([.C32]/[.B32])*100" office:value-type="float" office:value="0" calcext:value-type="float">
            <text:p>0</text:p>
          </table:table-cell>
          <table:table-cell table:formula="of:=([.C32]/[.$C$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([.C33]/[.B33])*100" office:value-type="float" office:value="0" calcext:value-type="float">
            <text:p>0</text:p>
          </table:table-cell>
          <table:table-cell table:formula="of:=([.C33]/[.$C$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kney Island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([.C34]/[.B34])*100" office:value-type="float" office:value="0" calcext:value-type="float">
            <text:p>0</text:p>
          </table:table-cell>
          <table:table-cell table:formula="of:=([.C34]/[.$C$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tland Island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C35]/[.B35])*100" office:value-type="float" office:value="0" calcext:value-type="float">
            <text:p>0</text:p>
          </table:table-cell>
          <table:table-cell table:formula="of:=([.C35]/[.$C$36])*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SUM([.B4:.B35])" office:value-type="float" office:value="6976" calcext:value-type="float">
            <text:p>6976</text:p>
          </table:table-cell>
          <table:table-cell table:style-name="ce1" table:formula="of:=SUM([.C4:.C35])"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6]/[.B36]" office:value-type="float" office:value="0.0498853211009174" calcext:value-type="float">
            <text:p>0.049885321100918</text:p>
          </table:table-cell>
          <table:table-cell table:number-columns-repeated="2"/>
        </table:table-row>
      </table:table>
      <table:table table:name="Sheet2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Total Data Zones</text:p>
          </table:table-cell>
          <table:table-cell office:value-type="string" calcext:value-type="string">
            <text:p><text:s/>5% most deprived </text:p>
          </table:table-cell>
        </table:table-row>
        <table:table-row table:style-name="ro1">
          <table:table-cell office:value-type="string" calcext:value-type="string">
            <text:p>Glasgow City</text:p>
          </table:table-cell>
          <table:table-cell office:value-type="float" office:value="746" calcext:value-type="float">
            <text:p>74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447" calcext:value-type="float">
            <text:p>4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undee City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431" calcext:value-type="float">
            <text:p>4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ity of Edinburgh</text:p>
          </table:table-cell>
          <table:table-cell office:value-type="float" office:value="597" calcext:value-type="float">
            <text:p>5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st Lothian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mfries and Galloway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gyll and Bute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rdeen City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Lothia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 h-Eileanan an Ia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kney Island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tland Island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E3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A1:Sheet2.C33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9">
      <number:number number:decimal-places="3" loext:min-decimal-places="3" number:min-integer-digits="1"/>
      <number:text>%</number:text>
    </number:percentage-style>
    <number:number-style style:name="N120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0:01:22.839549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29:37.954035369</meta:creation-date>
    <dc:date>2020-03-04T17:24:15.262659747</dc:date>
    <meta:editing-duration>PT2H49M42S</meta:editing-duration>
    <meta:editing-cycles>3</meta:editing-cycles>
    <meta:generator>LibreOffice/6.0.7.3$Linux_X86_64 LibreOffice_project/00m0$Build-3</meta:generator>
    <meta:document-statistic meta:table-count="2" meta:cell-count="268" meta:object-count="0"/>
  </office:meta>
</office:document-meta>
</file>